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system-ui, system-ui, 'Segoe UI', Roboto, 'Helvetica Neue', 'Fira Sans', Ubuntu, Oxygen, 'Oxygen Sans', Cantarell, 'Droid Sans', 'Apple Color Emoji', 'Segoe UI Emoji', 'Segoe UI Emoji', 'Segoe UI Symbol', 'Lucida Grande', Helvetica, Arial, sans-serif"/>
    <style:font-face style:name="Helvetica Neue" svg:font-family="'Helvetica Neu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7.5944in" fo:margin-left="0.009in" fo:margin-right="-0.0035in" table:align="margins"/>
    </style:style>
    <style:style style:name="Table1.A" style:family="table-column">
      <style:table-column-properties style:column-width="1.4653in" style:rel-column-width="2110*"/>
    </style:style>
    <style:style style:name="Table1.B" style:family="table-column">
      <style:table-column-properties style:column-width="6.1292in" style:rel-column-width="8826*"/>
    </style:style>
    <style:style style:name="Table2" style:family="table">
      <style:table-properties style:width="6.1292in" table:align="margins"/>
    </style:style>
    <style:style style:name="Table2.A" style:family="table-column">
      <style:table-column-properties style:column-width="2.0431in" style:rel-column-width="21845*"/>
    </style:style>
    <style:style style:name="Table2.5" style:family="table-row">
      <style:table-row-properties style:min-row-height="0.0979in"/>
    </style:style>
    <style:style style:name="P1" style:family="paragraph" style:parent-style-name="Text_20_body">
      <style:paragraph-properties fo:margin-top="0in" fo:margin-bottom="0in" fo:line-height="115%"/>
      <style:text-properties style:font-name="Helvetica Neue" fo:font-size="8pt" style:font-size-asian="8pt" style:font-size-complex="8pt"/>
    </style:style>
    <style:style style:name="P2" style:family="paragraph" style:parent-style-name="Text_20_body">
      <style:paragraph-properties fo:margin-top="0in" fo:margin-bottom="0in" fo:line-height="115%"/>
      <style:text-properties fo:color="#333333" style:font-name="Helvetica Neue" fo:font-size="10pt" style:font-size-asian="10pt" style:font-size-complex="10pt"/>
    </style:style>
    <style:style style:name="P3" style:family="paragraph" style:parent-style-name="Table_20_Contents">
      <style:paragraph-properties fo:margin-top="0in" fo:margin-bottom="0in"/>
      <style:text-properties fo:color="#666666" style:font-name="Helvetica Neue" fo:font-size="8pt" style:font-size-asian="8pt" style:font-size-complex="8pt"/>
    </style:style>
    <style:style style:name="P4" style:family="paragraph" style:parent-style-name="Standard">
      <style:paragraph-properties fo:margin-top="0in" fo:margin-bottom="0in" fo:line-height="115%"/>
      <style:text-properties style:font-name="Helvetica Neue"/>
    </style:style>
    <style:style style:name="P5" style:family="paragraph" style:parent-style-name="Standard">
      <style:paragraph-properties fo:margin-top="0in" fo:margin-bottom="0in" fo:line-height="115%"/>
      <style:text-properties fo:color="#333333" style:font-name="Helvetica Neue" fo:font-size="10pt" style:font-size-asian="10pt" style:font-size-complex="10pt"/>
    </style:style>
    <style:style style:name="P6" style:family="paragraph" style:parent-style-name="Standard">
      <style:paragraph-properties fo:margin-top="0in" fo:margin-bottom="0in" fo:line-height="115%"/>
      <style:text-properties fo:color="#333333" style:font-name="Helvetica Neue" fo:font-size="10pt" fo:font-weight="normal" style:font-size-asian="10pt" style:font-weight-asian="normal" style:font-size-complex="10pt" style:font-weight-complex="normal"/>
    </style:style>
    <style:style style:name="P7" style:family="paragraph" style:parent-style-name="Standard">
      <style:paragraph-properties fo:margin-top="0in" fo:margin-bottom="0in" fo:line-height="115%"/>
      <style:text-properties fo:color="#999999" style:font-name="Helvetica Neue" fo:font-size="10pt" fo:font-weight="normal" style:font-size-asian="10pt" style:font-weight-asian="normal" style:font-size-complex="10pt" style:font-weight-complex="normal"/>
    </style:style>
    <style:style style:name="P8" style:family="paragraph" style:parent-style-name="Table_20_Contents">
      <style:text-properties style:font-name="Helvetica Neue"/>
    </style:style>
    <style:style style:name="P9" style:family="paragraph" style:parent-style-name="Table_20_Contents">
      <style:text-properties style:font-name="Helvetica Neue" fo:font-size="8pt" style:font-size-asian="8pt" style:font-size-complex="8pt"/>
    </style:style>
    <style:style style:name="P10" style:family="paragraph" style:parent-style-name="Table_20_Contents">
      <style:text-properties style:font-name="Helvetica Neue" fo:font-size="15pt" fo:font-weight="bold" style:font-size-asian="15pt" style:font-weight-asian="bold" style:font-size-complex="15pt" style:font-weight-complex="bold"/>
    </style:style>
    <style:style style:name="P11" style:family="paragraph" style:parent-style-name="Table_20_Contents">
      <style:text-properties style:font-name="Helvetica Neue" fo:font-size="10pt" style:font-size-asian="10pt" style:font-size-complex="10pt"/>
    </style:style>
    <style:style style:name="P12" style:family="paragraph" style:parent-style-name="Table_20_Contents">
      <style:text-properties fo:color="#666666" style:font-name="Helvetica Neue" fo:font-size="8pt" style:font-size-asian="8pt" style:font-size-complex="8pt"/>
    </style:style>
    <style:style style:name="P13" style:family="paragraph" style:parent-style-name="Table_20_Contents">
      <style:paragraph-properties fo:margin-top="0.0402in" fo:margin-bottom="0.0402in"/>
      <style:text-properties fo:color="#666666" style:font-name="Helvetica Neue" fo:font-size="8pt" style:font-size-asian="8pt" style:font-size-complex="8pt"/>
    </style:style>
    <style:style style:name="P14" style:family="paragraph" style:parent-style-name="Standard">
      <style:text-properties style:font-name="Helvetica Neue" fo:font-weight="bold" style:font-weight-asian="bold" style:font-weight-complex="bold"/>
    </style:style>
    <style:style style:name="P15" style:family="paragraph" style:parent-style-name="Standard">
      <style:paragraph-properties fo:line-height="115%"/>
      <style:text-properties style:font-name="Helvetica Neue"/>
    </style:style>
    <style:style style:name="P16" style:family="paragraph" style:parent-style-name="Standard">
      <style:text-properties fo:color="#333333" style:font-name="Helvetica Neue" fo:font-size="10pt" style:font-size-asian="10pt" style:font-size-complex="10pt"/>
    </style:style>
    <style:style style:name="P17" style:family="paragraph" style:parent-style-name="Standard">
      <style:paragraph-properties fo:line-height="115%"/>
      <style:text-properties fo:color="#333333" style:font-name="Helvetica Neue" fo:font-size="10pt" style:font-size-asian="10pt" style:font-size-complex="10pt"/>
    </style:style>
    <style:style style:name="P18" style:family="paragraph" style:parent-style-name="Standard">
      <style:text-properties fo:color="#333333" style:font-name="Helvetica Neue" fo:font-size="10pt" fo:font-weight="normal" style:font-size-asian="10pt" style:font-weight-asian="normal" style:font-size-complex="10pt" style:font-weight-complex="normal"/>
    </style:style>
    <style:style style:name="P19" style:family="paragraph" style:parent-style-name="Standard">
      <style:text-properties fo:color="#666666" style:font-name="Helvetica Neue" fo:font-size="8pt" style:font-size-asian="8pt" style:font-size-complex="8pt"/>
    </style:style>
    <style:style style:name="P20" style:family="paragraph" style:parent-style-name="Table_20_Contents">
      <style:text-properties style:font-name="Helvetica Neue" fo:font-size="10pt" fo:font-weight="normal" style:font-size-asian="10pt" style:font-weight-asian="normal" style:font-size-complex="10pt" style:font-weight-complex="normal"/>
    </style:style>
    <style:style style:name="P21" style:family="paragraph" style:parent-style-name="Table_20_Contents">
      <style:text-properties style:font-name="Helvetica Neue" fo:font-size="10pt" style:font-size-asian="10pt" style:font-size-complex="10pt"/>
    </style:style>
    <style:style style:name="P22" style:family="paragraph" style:parent-style-name="Table_20_Contents">
      <style:text-properties fo:color="#666666" style:font-name="Helvetica Neue" fo:font-size="8pt" style:font-size-asian="8pt" style:font-size-complex="8pt"/>
    </style:style>
    <style:style style:name="P23" style:family="paragraph" style:parent-style-name="Table_20_Contents">
      <style:paragraph-properties fo:margin-top="0.0402in" fo:margin-bottom="0.0402in"/>
      <style:text-properties fo:color="#666666" style:font-name="Helvetica Neue" fo:font-size="8pt" style:font-size-asian="8pt" style:font-size-complex="8pt"/>
    </style:style>
    <style:style style:name="P24" style:family="paragraph" style:parent-style-name="Table_20_Contents">
      <style:paragraph-properties fo:margin-top="0.0807in" fo:margin-bottom="0.0807in"/>
      <style:text-properties fo:color="#666666" style:font-name="Helvetica Neue" fo:font-size="8pt" style:font-size-asian="8pt" style:font-size-complex="8pt"/>
    </style:style>
    <style:style style:name="P25" style:family="paragraph" style:parent-style-name="Table_20_Contents">
      <style:paragraph-properties fo:margin-top="0.1209in" fo:margin-bottom="0.1209in"/>
      <style:text-properties fo:color="#666666" style:font-name="Helvetica Neue" fo:font-size="8pt" style:font-size-asian="8pt" style:font-size-complex="8pt"/>
    </style:style>
    <style:style style:name="P26" style:family="paragraph" style:parent-style-name="Table_20_Contents">
      <style:paragraph-properties fo:margin-top="0.2417in" fo:margin-bottom="0.2417in"/>
    </style:style>
    <style:style style:name="P27" style:family="paragraph" style:parent-style-name="Text_20_body" style:list-style-name="L1">
      <style:text-properties fo:color="#333333" style:font-name="Helvetica Neue" fo:font-size="10pt" style:font-size-asian="10pt" style:font-size-complex="10pt"/>
    </style:style>
    <style:style style:name="P28" style:family="paragraph" style:parent-style-name="Text_20_body" style:list-style-name="L2">
      <style:text-properties fo:color="#333333" style:font-name="Helvetica Neue" fo:font-size="10pt" style:font-size-asian="10pt" style:font-size-complex="10pt"/>
    </style:style>
    <style:style style:name="P29" style:family="paragraph" style:parent-style-name="Text_20_body" style:list-style-name="L3">
      <style:text-properties fo:color="#333333" style:font-name="Helvetica Neue" fo:font-size="10pt" style:font-size-asian="10pt" style:font-size-complex="10pt"/>
    </style:style>
    <style:style style:name="P30" style:family="paragraph" style:parent-style-name="Text_20_body" style:list-style-name="L4">
      <style:text-properties fo:color="#333333" style:font-name="Helvetica Neue" fo:font-size="10pt" style:font-size-asian="10pt" style:font-size-complex="10pt"/>
    </style:style>
    <style:style style:name="P31" style:family="paragraph" style:parent-style-name="Text_20_body" style:list-style-name="L5">
      <style:text-properties fo:color="#333333" style:font-name="Helvetica Neue" fo:font-size="10pt" style:font-size-asian="10pt" style:font-size-complex="10pt"/>
    </style:style>
    <style:style style:name="P32" style:family="paragraph" style:parent-style-name="Text_20_body" style:list-style-name="L1">
      <style:text-properties fo:font-variant="normal" fo:text-transform="none" fo:color="#1c1c1c" style:font-name="apple-system" fo:font-size="10pt" fo:letter-spacing="normal" fo:font-style="normal" fo:font-weight="normal" style:font-size-asian="10pt" style:font-size-complex="10pt"/>
    </style:style>
    <style:style style:name="P33" style:family="paragraph" style:parent-style-name="Text_20_body">
      <style:text-properties fo:font-variant="normal" fo:text-transform="none" fo:color="#1c1c1c" style:font-name="S hne" fo:font-size="10pt" fo:letter-spacing="normal" fo:font-style="normal" fo:font-weight="normal" style:font-size-asian="10pt" style:font-size-complex="10pt"/>
    </style:style>
    <style:style style:name="P34" style:family="paragraph" style:parent-style-name="Text_20_body" style:list-style-name="L1">
      <style:text-properties fo:font-variant="normal" fo:text-transform="none" fo:color="#1c1c1c" style:font-name="S hne" fo:font-size="10pt" fo:letter-spacing="normal" fo:font-style="normal" fo:font-weight="normal" style:font-size-asian="10pt" style:font-size-complex="10pt"/>
    </style:style>
    <style:style style:name="P35" style:family="paragraph" style:parent-style-name="Text_20_body" style:list-style-name="L5">
      <style:text-properties fo:font-variant="normal" fo:text-transform="none" fo:color="#1c1c1c" style:font-name="S hne" fo:font-size="10pt" fo:letter-spacing="normal" fo:font-style="normal" fo:font-weight="normal" style:font-size-asian="10pt" style:font-size-complex="10pt"/>
    </style:style>
    <style:style style:name="P36" style:family="paragraph" style:parent-style-name="Text_20_body" style:list-style-name="L5">
      <style:text-properties fo:color="#1c1c1c" style:font-name="S hne" fo:font-size="9.05000019073486pt" style:font-size-asian="10pt" style:font-size-complex="10pt"/>
    </style:style>
    <style:style style:name="P37" style:family="paragraph" style:parent-style-name="Text_20_body" style:list-style-name="L5">
      <style:text-properties fo:color="#1c1c1c" style:font-name="S hne" fo:font-size="10pt" style:font-size-asian="10pt" style:font-size-complex="10pt"/>
    </style:style>
    <style:style style:name="P38" style:family="paragraph" style:parent-style-name="Text_20_body" style:list-style-name="L1">
      <style:paragraph-properties fo:margin-top="0.0402in" fo:margin-bottom="0.0835in"/>
      <style:text-properties fo:color="#333333" style:font-name="Helvetica Neue" fo:font-size="10pt" style:font-size-asian="10pt" style:font-size-complex="10pt"/>
    </style:style>
    <style:style style:name="P39" style:family="paragraph" style:parent-style-name="Text_20_body" style:list-style-name="L1">
      <style:paragraph-properties fo:margin-top="0.0402in" fo:margin-bottom="0.0835in"/>
      <style:text-properties fo:font-variant="normal" fo:text-transform="none" fo:color="#1c1c1c" style:text-line-through-style="none" style:font-name="S hne" fo:font-size="10pt" fo:letter-spacing="normal" fo:font-style="normal" style:text-underline-style="none" fo:font-weight="normal" style:text-blinking="false" fo:background-color="transparent" style:font-size-asian="10pt" style:font-size-complex="10pt"/>
    </style:style>
    <style:style style:name="P40" style:family="paragraph" style:parent-style-name="Text_20_body">
      <style:paragraph-properties fo:margin-top="0in" fo:margin-bottom="0in" fo:line-height="115%"/>
      <style:text-properties fo:color="#333333" style:font-name="Helvetica Neue" fo:font-size="10pt" style:font-size-asian="10pt" style:font-size-complex="10pt"/>
    </style:style>
    <style:style style:name="P41" style:family="paragraph" style:parent-style-name="Standard">
      <style:paragraph-properties fo:margin-top="0in" fo:margin-bottom="0in" fo:line-height="115%"/>
      <style:text-properties fo:color="#333333" style:font-name="Helvetica Neue" fo:font-size="10pt" fo:font-weight="bold" style:font-size-asian="10pt" style:font-weight-asian="bold" style:font-size-complex="10pt" style:font-weight-complex="bold"/>
    </style:style>
    <style:style style:name="P42" style:family="paragraph" style:parent-style-name="Standard">
      <style:paragraph-properties fo:margin-top="0.0402in" fo:margin-bottom="0.0402in" fo:line-height="115%"/>
      <style:text-properties fo:color="#333333" style:font-name="Helvetica Neue" fo:font-size="10pt" fo:font-weight="bold" style:font-size-asian="10pt" style:font-weight-asian="bold" style:font-size-complex="10pt" style:font-weight-complex="bold"/>
    </style:style>
    <style:style style:name="P43" style:family="paragraph" style:parent-style-name="Standard">
      <style:text-properties fo:color="#666666" style:font-name="Helvetica Neue" fo:font-size="8pt" style:font-size-asian="8pt" style:font-size-complex="8pt"/>
    </style:style>
    <style:style style:name="P44" style:family="paragraph" style:parent-style-name="Standard">
      <style:paragraph-properties fo:line-height="150%"/>
      <style:text-properties fo:color="#666666" style:font-name="Helvetica Neue" fo:font-size="8pt" style:font-size-asian="8pt" style:font-size-complex="8pt"/>
    </style:style>
    <style:style style:name="P45" style:family="paragraph" style:parent-style-name="Standard">
      <style:text-properties fo:color="#333333" style:font-name="Helvetica Neue" fo:font-size="10pt" style:font-size-asian="10pt" style:font-size-complex="10pt"/>
    </style:style>
    <style:style style:name="P46" style:family="paragraph" style:parent-style-name="Standard">
      <style:paragraph-properties fo:line-height="115%"/>
      <style:text-properties fo:color="#333333" style:font-name="Helvetica Neue" fo:font-size="10pt" style:font-size-asian="10pt" style:font-size-complex="10pt"/>
    </style:style>
    <style:style style:name="P47" style:family="paragraph" style:parent-style-name="Standard">
      <style:paragraph-properties fo:line-height="115%"/>
      <style:text-properties style:font-name="Helvetica Neue"/>
    </style:style>
    <style:style style:name="T1" style:family="text">
      <style:text-properties fo:font-variant="normal" fo:text-transform="none" fo:color="#1c1c1c" fo:letter-spacing="normal" fo:font-style="normal" fo:font-weight="bold" style:font-style-asian="normal" style:font-weight-asian="bold" style:font-style-complex="normal" style:font-weight-complex="bold"/>
    </style:style>
    <style:style style:name="T2" style:family="text">
      <style:text-properties fo:font-variant="normal" fo:text-transform="none" fo:color="#1c1c1c" style:text-line-through-style="none" style:font-name="S hne" fo:letter-spacing="normal" fo:font-style="normal" style:text-underline-style="none" fo:font-weight="normal" style:text-blinking="false" fo:background-color="transparent"/>
    </style:style>
    <style:style style:name="T3" style:family="text">
      <style:text-properties fo:font-variant="normal" fo:text-transform="none" fo:color="#1c1c1c" style:font-name="S hne" fo:letter-spacing="normal" fo:font-style="normal" fo:font-weight="normal" style:font-style-asian="normal" style:font-style-complex="normal"/>
    </style:style>
    <style:style style:name="T4" style:family="text">
      <style:text-properties fo:font-variant="normal" fo:text-transform="none" fo:color="#1c1c1c" style:font-name="S hne" fo:font-size="9.05000019073486pt" fo:letter-spacing="normal" fo:font-style="normal" fo:font-weight="normal" style:font-size-asian="10.5pt" style:font-style-asian="normal" style:font-size-complex="10.5pt" style:font-style-complex="normal"/>
    </style:style>
    <style:style style:name="T5" style:family="text">
      <style:text-properties fo:font-variant="normal" fo:text-transform="none" fo:color="#1c1c1c" style:font-name="S hne" fo:font-size="10pt" fo:letter-spacing="normal" fo:font-style="normal" fo:font-weight="normal" style:font-size-asian="10pt" style:font-style-asian="normal" style:font-size-complex="10pt" style:font-style-complex="normal"/>
    </style:style>
    <style:style style:name="T6" style:family="text">
      <style:text-properties fo:font-variant="normal" fo:text-transform="none" fo:color="#1c1c1c" style:font-name="S hne" fo:font-size="10.5pt" fo:letter-spacing="normal" fo:font-style="normal" fo:font-weight="normal" style:font-size-asian="10.5pt" style:font-style-asian="normal" style:font-size-complex="10.5pt" style:font-style-complex="normal"/>
    </style:style>
    <style:style style:name="T7" style:family="text">
      <style:text-properties fo:font-variant="normal" fo:text-transform="none" fo:color="#1c1c1c" style:font-name="S hne" fo:font-size="11pt" fo:letter-spacing="normal" fo:font-style="normal" fo:font-weight="normal" style:font-size-asian="11pt" style:font-style-asian="normal" style:font-size-complex="11pt" style:font-style-complex="normal"/>
    </style:style>
    <style:style style:name="T8" style:family="text">
      <style:text-properties fo:font-variant="normal" fo:text-transform="none" fo:color="#333333" style:font-name="S hne" fo:font-size="12pt" fo:letter-spacing="normal" fo:font-style="normal" fo:font-weight="normal" style:font-size-asian="12pt" style:font-style-asian="normal" style:font-size-complex="12pt" style:font-style-complex="normal"/>
    </style:style>
    <style:style style:name="T9" style:family="text">
      <style:text-properties fo:font-variant="normal" fo:text-transform="none" fo:color="#333333" fo:letter-spacing="normal" fo:font-style="normal" style:font-style-asian="normal" style:font-style-complex="normal"/>
    </style:style>
    <style:style style:name="T10" style:family="text">
      <style:text-properties fo:font-variant="normal" fo:text-transform="none" fo:color="#333333" style:font-name="Helvetica Neue" fo:font-size="10pt" fo:letter-spacing="normal" fo:font-style="normal" fo:font-weight="bold" style:font-style-asian="normal" style:font-weight-asian="bold" style:font-style-complex="normal" style:font-weight-complex="bold"/>
    </style:style>
    <style:style style:name="T11" style:family="text">
      <style:text-properties fo:font-variant="normal" fo:text-transform="none" fo:letter-spacing="normal" fo:font-style="normal" fo:font-weight="normal"/>
    </style:style>
    <style:style style:name="T12" style:family="text">
      <style:text-properties fo:font-variant="normal" fo:text-transform="none" fo:letter-spacing="normal" fo:font-style="normal" fo:font-weight="normal" style:font-style-asian="normal" style:font-weight-asian="normal" style:font-style-complex="normal" style:font-weight-complex="normal"/>
    </style:style>
    <style:style style:name="T13" style:family="text">
      <style:text-properties fo:font-variant="normal" fo:text-transform="none" fo:letter-spacing="normal" fo:font-style="normal" style:font-style-asian="normal" style:font-style-complex="normal"/>
    </style:style>
    <style:style style:name="T14" style:family="text">
      <style:text-properties fo:font-variant="normal" fo:text-transform="none" fo:letter-spacing="normal" fo:font-style="normal" fo:font-weight="bold" style:font-style-asian="normal" style:font-weight-asian="bold" style:font-style-complex="normal" style:font-weight-complex="bold"/>
    </style:style>
    <style:style style:name="T15" style:family="text">
      <style:text-properties fo:font-variant="normal" fo:text-transform="none" fo:color="#f9f9f9" style:font-name="S hne" fo:font-size="9.05000019073486pt" fo:letter-spacing="normal" fo:font-style="normal" fo:font-weight="normal" style:font-size-asian="10.5pt" style:font-style-asian="normal" style:font-size-complex="10.5pt" style:font-style-complex="normal"/>
    </style:style>
    <style:style style:name="T16" style:family="text">
      <style:text-properties fo:font-variant="normal" fo:text-transform="none" style:font-name="S hne" fo:font-size="9.05000019073486pt" fo:letter-spacing="normal" fo:font-style="normal" fo:font-weight="normal" style:font-size-asian="10.5pt" style:font-style-asian="normal" style:font-size-complex="10.5pt" style:font-style-complex="normal"/>
    </style:style>
    <style:style style:name="T17" style:family="text">
      <style:text-properties fo:font-variant="normal" fo:text-transform="none" style:font-name="S hne" fo:font-size="10.5pt" fo:letter-spacing="normal" fo:font-style="normal" fo:font-weight="normal" style:font-size-asian="10.5pt" style:font-style-asian="normal" style:font-size-complex="10.5pt" style:font-style-complex="normal"/>
    </style:style>
    <style:style style:name="T18" style:family="text">
      <style:text-properties fo:font-weight="normal" style:font-weight-asian="normal" style:font-weight-complex="normal"/>
    </style:style>
    <style:style style:name="T19" style:family="text">
      <style:text-properties fo:color="#666666"/>
    </style:style>
    <style:style style:name="T20" style:family="text">
      <style:text-properties fo:color="#666666" fo:font-size="8pt" style:font-size-asian="8pt" style:font-size-complex="8pt"/>
    </style:style>
    <style:style style:name="T21" style:family="text">
      <style:text-properties fo:color="#666666" style:font-name="Helvetica Neue" fo:font-size="8pt" style:font-size-asian="8pt" style:font-size-complex="8pt"/>
    </style:style>
    <style:style style:name="T22" style:family="text">
      <style:text-properties fo:color="#333333" fo:font-size="10pt" fo:font-weight="bold" style:font-size-asian="10pt" style:font-weight-asian="bold" style:font-size-complex="10pt" style:font-weight-complex="bold"/>
    </style:style>
    <style:style style:name="T23" style:family="text">
      <style:text-properties fo:color="#333333" fo:font-size="10pt" style:font-size-asian="10pt" style:font-size-complex="10pt"/>
    </style:style>
    <style:style style:name="T24" style:family="text">
      <style:text-properties fo:font-weight="bold" style:font-weight-asian="bold" style:font-weight-complex="bold"/>
    </style:style>
    <style:style style:name="T25" style:family="text">
      <style:text-properties style:font-weight-asian="bold" style:font-weight-complex="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office:value-type="string">
            <text:p text:style-name="P12">Detail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Skills</text:p>
            <text:p text:style-name="P3"/>
            <text:p text:style-name="P3"/>
            <text:p text:style-name="P3"/>
            <text:p text:style-name="P3"/>
            <text:p text:style-name="P3"/>
            <text:p text:style-name="P25"><text:line-break/>Employment History</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line-break/></text:p>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5"/>
            <text:p text:style-name="P25"/>
            <text:p text:style-name="P13">Education</text:p>
            <text:p text:style-name="P12"/>
            <text:p text:style-name="P12"/>
            <text:p text:style-name="P24">Professional Development</text:p>
            <text:p text:style-name="P12"/>
            <text:p text:style-name="P12"/>
            <text:p text:style-name="P26"><text:span text:style-name="T21">Patents</text:span></text:p>
          </table:table-cell>
          <table:table-cell office:value-type="string">
            <text:p text:style-name="P12">Austin, TX</text:p>
            <text:p text:style-name="P9"><text:span text:style-name="T19">202.271.5700</text:span> <text:a xlink:type="simple" xlink:href="https://qbi11y.github.io/portfolio" text:style-name="Internet_20_link" text:visited-style-name="Visited_20_Internet_20_Link">https://qbi11y.github.io/portfolio</text:a> <text:a xlink:type="simple" xlink:href="mailto:thompsonjamesquillan@gmail.com" text:style-name="Internet_20_link" text:visited-style-name="Visited_20_Internet_20_Link">thompsonjamesquillan@gmail.com</text:a></text:p>
            <text:p text:style-name="P9"/>
            <text:p text:style-name="P10">James Q. Thompson, <text:span text:style-name="T18">Product Owner</text:span></text:p>
            <text:p text:style-name="P20"/>
            <text:p text:style-name="P1"><text:span text:style-name="Emphasis"><text:span text:style-name="T7">With 12+ years in UX/UI design and development, I am an aspiring Product Owner with a unique skill set merging design, development, leadership, negotiation, and budget management. My proven track record in crafting user-centric solutions, proficiency in prototyping, and aligning development with business goals positions me to drive successful product outcomes in the software space. Combining design innovation with a deep tech understanding, I aim to guide product development seamlessly in a Product Owner role.</text:span></text:span></text:p>
            <text:p text:style-name="P1"><text:span text:style-name="Emphasis"><text:span text:style-name="T8"/></text:span></text:p>
            <table:table table:name="Table2" table:style-name="Table2">
              <table:table-column table:style-name="Table2.A" table:number-columns-repeated="3"/>
              <table:table-row>
                <table:table-cell office:value-type="string">
                  <text:p text:style-name="P11">AI/ML</text:p>
                </table:table-cell>
                <table:table-cell office:value-type="string">
                  <text:p text:style-name="P11">Creative Cloud</text:p>
                </table:table-cell>
                <table:table-cell office:value-type="string">
                  <text:p text:style-name="P11">CSS</text:p>
                </table:table-cell>
              </table:table-row>
              <table:table-row>
                <table:table-cell office:value-type="string">
                  <text:p text:style-name="P11">Design Thinking</text:p>
                </table:table-cell>
                <table:table-cell office:value-type="string">
                  <text:p text:style-name="P11">Figma</text:p>
                </table:table-cell>
                <table:table-cell office:value-type="string">
                  <text:p text:style-name="P11">MongoDB</text:p>
                </table:table-cell>
              </table:table-row>
              <table:table-row>
                <table:table-cell office:value-type="string">
                  <text:p text:style-name="P11">Node.js</text:p>
                </table:table-cell>
                <table:table-cell office:value-type="string">
                  <text:p text:style-name="P11">Python</text:p>
                </table:table-cell>
                <table:table-cell office:value-type="string">
                  <text:p text:style-name="P11">React.js</text:p>
                </table:table-cell>
              </table:table-row>
              <table:table-row>
                <table:table-cell office:value-type="string">
                  <text:p text:style-name="P11">SQL</text:p>
                </table:table-cell>
                <table:table-cell office:value-type="string">
                  <text:p text:style-name="P11">Shell scripting</text:p>
                </table:table-cell>
                <table:table-cell office:value-type="string">
                  <text:p text:style-name="P11">UX Design</text:p>
                </table:table-cell>
              </table:table-row>
              <table:table-row table:style-name="Table2.5">
                <table:table-cell office:value-type="string">
                  <text:p text:style-name="P8"/>
                </table:table-cell>
                <table:table-cell office:value-type="string">
                  <text:p text:style-name="P8"/>
                </table:table-cell>
                <table:table-cell office:value-type="string">
                  <text:p text:style-name="P8"/>
                </table:table-cell>
              </table:table-row>
            </table:table>
            <text:p text:style-name="P41"/>
            <text:p text:style-name="P4"><text:span text:style-name="T22">Sr. Design Technologist</text:span><text:span text:style-name="T23"> at IBM<text:line-break/></text:span><text:span text:style-name="T20">Sep 2019 – May 2023</text:span></text:p>
            <text:list xml:id="list629359367047115371" text:style-name="L1">
              <text:list-item>
                <text:p text:style-name="P38">Collaborated with design and engineering executives leading to the identification and implementation of 3 product opportunities that helped drive AI further into IBM products.</text:p>
              </text:list-item>
              <text:list-item>
                <text:p text:style-name="P39">Orchestrated the configuration of cloud resources for the deployment of web applications, simultaneously elevating DevOps proficiency. Contributed to and sustained an internal design system, showcasing a multifaceted skill set that seamlessly blends UX design with technological acumen.</text:p>
              </text:list-item>
              <text:list-item>
                <text:p text:style-name="P38">Wire framed and coded React prototypes to communicate designs to users and executive leadership that led to focused initiatives, funding and resources.</text:p>
              </text:list-item>
              <text:list-item>
                <text:p text:style-name="P38"><text:span text:style-name="T2">Pioneered and executed transformative initiatives to automate internal design processes, empowering developers and designers to effortlessly integrate predictive AI/ML models into prototypes within a swift 10-minute timeframe. Achieved a 100% accuracy rate in guaranteeing the real-time relevance of design assets.</text:span></text:p>
              </text:list-item>
            </text:list>
            <text:p text:style-name="P42"/>
            <text:p text:style-name="P5"><text:span text:style-name="T24">Lead UX Designer</text:span> at IBM</text:p>
            <text:p text:style-name="P44">Nov 2016 – Sep 2019</text:p>
            <text:list xml:id="list1831241457" text:continue-numbering="true" text:style-name="L1">
              <text:list-item>
                <text:p text:style-name="P27">Lead design effort to redesign VM purchase and configuration workflow, leading to ~20% increase in conversion rates.</text:p>
              </text:list-item>
              <text:list-item>
                <text:p text:style-name="P27">Used React prototypes to enhance and communicate designs to engineering team resulting in reduction in development time by weeks.</text:p>
              </text:list-item>
              <text:list-item>
                <text:p text:style-name="P32">Utilizing my expertise in configuring and deploying IBM Cloud resources, I successfully streamlined the hosting process for numerous prototypes, catering to clients and executives. This resulted in accelerated project timelines without imposing any strain on engineering resources.</text:p>
              </text:list-item>
              <text:list-item>
                <text:p text:style-name="P34"><text:span text:style-name="T25">Identifying the challenge of designers grappling with outdated design components, I initiated the developed of a CLI utility. This tool guaranteed designers access to the latest design components, preventing disruptions in presentations caused by outdated elements. The result: sustained focus on the task at hand, ensuring seamless collaboration and optimal user experiences.</text:span></text:p>
              </text:list-item>
            </text:list>
            <text:p text:style-name="P33"><text:span text:style-name="T25"/></text:p>
            <text:list xml:id="list166971929" text:continue-numbering="true" text:style-name="L1">
              <text:list-item>
                <text:p text:style-name="P27"><text:soft-page-break/>Facilitated design thinking workshops that helped design teams understand the problem space and develop user personas.</text:p>
              </text:list-item>
            </text:list>
            <text:p text:style-name="P15"><text:span text:style-name="T22"/></text:p>
            <text:p text:style-name="P15"><text:span text:style-name="T22">Design Manager</text:span><text:span text:style-name="T23"> at Gravitant</text:span></text:p>
            <text:p text:style-name="P19">Aug 2014-Nov 2016</text:p>
            <text:p text:style-name="P16"/>
            <text:list xml:id="list5521686184234600930" text:style-name="L2">
              <text:list-item>
                <text:p text:style-name="P28">Spearheaded team that designed and developed platform that resulted in customers to reducing budget overruns by ~30% (Platform was crown jewel in acquisition).</text:p>
              </text:list-item>
              <text:list-item>
                <text:p text:style-name="P28">Engaged with executives and architects to build a cloud brokerage platform user experience strategy.</text:p>
              </text:list-item>
              <text:list-item>
                <text:p text:style-name="P28">Created full-stack responsive interactive wireframe prototypes the helped the sales team close deals.</text:p>
              </text:list-item>
              <text:list-item>
                <text:p text:style-name="P28">Created scenarios used to generate compelling cloud brokerage use cases.</text:p>
              </text:list-item>
              <text:list-item>
                <text:p text:style-name="P28">Engaged with architects and developers to implement proper front-end technologies and a reusable component library.</text:p>
              </text:list-item>
            </text:list>
            <text:p text:style-name="P14"/>
            <text:p text:style-name="P17"><text:span text:style-name="T24">Lead User Experience Designer</text:span> at RxNetwork</text:p>
            <text:p text:style-name="P19">Feb 2014 – July 2014</text:p>
            <text:p text:style-name="P16"/>
            <text:list xml:id="list7316153497127621394" text:style-name="L3">
              <text:list-item>
                <text:p text:style-name="P29">Design healthcare-focused mobile and web applications.</text:p>
              </text:list-item>
              <text:list-item>
                <text:p text:style-name="P29">Execute and evangelize design strategy.</text:p>
              </text:list-item>
              <text:list-item>
                <text:p text:style-name="P29">Create scenarios used to generate compelling use cases.</text:p>
              </text:list-item>
              <text:list-item>
                <text:p text:style-name="P29">Engage with executives to ensure designs provide value to users and address business cases.</text:p>
              </text:list-item>
              <text:list-item>
                <text:p text:style-name="P29">Engage with the development team to ensure accurate design implementation.</text:p>
              </text:list-item>
            </text:list>
            <text:p text:style-name="P14"/>
            <text:p text:style-name="P17"><text:span text:style-name="T24">Principal Interaction Designer</text:span> at Dell</text:p>
            <text:p text:style-name="P19">Aug 2011 – Feb 2014</text:p>
            <text:p text:style-name="P16"/>
            <text:list xml:id="list3769017419493120458" text:style-name="L4">
              <text:list-item>
                <text:p text:style-name="P30">Designed compelling user interfaces for converged infrastructure management software. </text:p>
              </text:list-item>
              <text:list-item>
                <text:p text:style-name="P30">Created functional prototypes, wireframes, click-throughs, and mockups.</text:p>
              </text:list-item>
              <text:list-item>
                <text:p text:style-name="P30">Participated in user research efforts to gain a better understanding of users to ensure the delivery of optimal user experience.</text:p>
              </text:list-item>
              <text:list-item>
                <text:p text:style-name="P30">Engaged with Marketing and Engineering to translate business needs into product features.</text:p>
              </text:list-item>
              <text:list-item>
                <text:p text:style-name="P30">Built relationships with stakeholders outside of the design group to ensure user feedback is applied to the product offerings.</text:p>
              </text:list-item>
            </text:list>
            <text:p text:style-name="P14"/>
            <text:p text:style-name="P17"><text:span text:style-name="T24">User Experience Manager</text:span> at HP</text:p>
            <text:p text:style-name="P19">Jun 2008 – Aug 2011</text:p>
            <text:p text:style-name="P16"/>
            <text:list xml:id="list4025946680716992722" text:style-name="L5">
              <text:list-item>
                <text:p text:style-name="P31">Defined and managed overall user experience strategy for enterprise &amp; SMB software applications.</text:p>
              </text:list-item>
              <text:list-item>
                <text:p text:style-name="P31">Created user scenarios functional prototypes, wireframes, click-throughs, and mockups.</text:p>
              </text:list-item>
              <text:list-item>
                <text:p text:style-name="P31">Initiated and participated in contextual customer research to assist in gathering requirements and use cases.</text:p>
              </text:list-item>
              <text:list-item>
                <text:p text:style-name="P31">Led design efforts and managed tactical user interface work for enterprise touchscreen displays.</text:p>
              </text:list-item>
              <text:list-item>
                <text:p text:style-name="P31"><text:soft-page-break/>Effectively managed budgets ranging from $75k - $750k and large-scale projects <text:line-break/>(5-7 person teams).</text:p>
              </text:list-item>
            </text:list>
            <text:p text:style-name="P2"><text:span text:style-name="Emphasis"><text:span text:style-name="T14"/></text:span></text:p>
            <text:p text:style-name="P17"><text:span text:style-name="T24">Co-Founder</text:span> at Atlantic Entertainment</text:p>
            <text:p text:style-name="P19">Jun 2005 – Aug 2015</text:p>
            <text:p text:style-name="P16"/>
            <text:list xml:id="list1911000655" text:continue-numbering="true" text:style-name="L5">
              <text:list-item>
                <text:p text:style-name="P35">Managed several budgets exceeding $100k, exhibiting financial acumen and resource allocation expertise.</text:p>
              </text:list-item>
              <text:list-item>
                <text:p text:style-name="P35">Designed, developed, and maintained the Content Management System (CMS) and website, showcasing a blend of user experience design and coding expertise.</text:p>
              </text:list-item>
              <text:list-item>
                <text:p text:style-name="P35">Installed logistics plans for events, seamlessly moving hundreds of people in and out, showcasing organizational and operational skills.</text:p>
              </text:list-item>
              <text:list-item>
                <text:p text:style-name="P35">Successfully negotiated contracts and grew the customer base to approximately 30,000, demonstrating strategic vision and alignment with market needs.</text:p>
              </text:list-item>
              <text:list-item>
                <text:p text:style-name="P37"><text:span text:style-name="T11">Hired, managed, and led a diverse team, fostering a collaborative environment that contributed to the overall success of the company.</text:span></text:p>
                <text:p text:style-name="P36"><text:span text:style-name="Emphasis"><text:span text:style-name="T10"/></text:span></text:p>
              </text:list-item>
            </text:list>
            <text:p text:style-name="P2"><text:span text:style-name="Emphasis"><text:span text:style-name="T14">Bachelor of Environmental Design in Architecture, North Carolina State University</text:span></text:span></text:p>
            <text:p text:style-name="P2"><text:span text:style-name="Emphasis"><text:span text:style-name="T14">Bachelor of Environmental Design in Architecture, North Carolina State University</text:span></text:span></text:p>
            <text:p text:style-name="P2"><text:span text:style-name="Emphasis"><text:span text:style-name="T14"/></text:span></text:p>
            <text:p text:style-name="P18">Data Engineering w/ SQL and AWS</text:p>
            <text:p text:style-name="P18">University of Texas at Austin Data Analytics Certification</text:p>
            <text:p text:style-name="P6"><text:span text:style-name="Emphasis"><text:span text:style-name="T13">Makersquare Front-End Development</text:span></text:span></text:p>
            <text:p text:style-name="P6"><text:span text:style-name="Emphasis"><text:span text:style-name="T12"/></text:span></text:p>
            <text:p text:style-name="P7"><text:span text:style-name="Emphasis"><text:span text:style-name="T1">Cradle for portable server monitor</text:span></text:span><text:span text:style-name="Emphasis"><text:span text:style-name="T14"><text:line-break/></text:span></text:span><text:span text:style-name="Emphasis"><text:span text:style-name="T9">A physical housing for a digital server offering</text:span></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system-ui, system-ui, 'Segoe UI', Roboto, 'Helvetica Neue', 'Fira Sans', Ubuntu, Oxygen, 'Oxygen Sans', Cantarell, 'Droid Sans', 'Apple Color Emoji', 'Segoe UI Emoji', 'Segoe UI Emoji', 'Segoe UI Symbol', 'Lucida Grande', Helvetica, Arial, sans-serif"/>
    <style:font-face style:name="Helvetica Neue" svg:font-family="'Helvetica Neu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299in" fo:margin-bottom="0.6902in" fo:margin-left="0.3299in" fo:margin-right="0.570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Thompson</meta:initial-creator>
    <meta:creation-date>2024-01-30T16:04:00</meta:creation-date>
    <dc:date>2024-02-14T17:31:38</dc:date>
    <dc:creator>James Thompson</dc:creator>
    <meta:editing-duration>P7DT7H46M15S</meta:editing-duration>
    <meta:editing-cycles>9</meta:editing-cycles>
    <meta:generator>OpenOffice/4.1.15$Unix OpenOffice.org_project/4115m2$Build-9813</meta:generator>
    <meta:document-statistic meta:table-count="2" meta:image-count="0" meta:object-count="0" meta:page-count="3" meta:paragraph-count="76" meta:word-count="863" meta:character-count="6028"/>
  </office:meta>
</office:document-meta>
</file>